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Helvetica Neue" svg:font-family="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5bebe"/>
    </style:style>
    <style:style style:name="P2" style:family="paragraph" style:parent-style-name="Standard">
      <style:text-properties fo:font-variant="normal" fo:text-transform="none" fo:letter-spacing="normal" fo:font-style="normal" fo:font-weight="normal" officeooo:rsid="0025bebe" officeooo:paragraph-rsid="0025bebe"/>
    </style:style>
    <style:style style:name="P3" style:family="paragraph" style:parent-style-name="Standard">
      <style:text-properties fo:font-variant="normal" fo:text-transform="none" fo:letter-spacing="normal" fo:font-style="normal" fo:font-weight="normal" officeooo:rsid="001f9233" officeooo:paragraph-rsid="001f9233"/>
    </style:style>
    <style:style style:name="P4" style:family="paragraph" style:parent-style-name="Standard">
      <style:paragraph-properties fo:line-height="150%"/>
      <style:text-properties fo:font-variant="normal" fo:text-transform="none" fo:letter-spacing="normal" fo:font-style="normal" fo:font-weight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25bebe"/>
    </style:style>
    <style:style style:name="P7" style:family="paragraph" style:parent-style-name="Standard">
      <style:paragraph-properties fo:line-height="150%"/>
    </style:style>
    <style:style style:name="P8" style:family="paragraph" style:parent-style-name="Text_20_body">
      <style:text-properties officeooo:paragraph-rsid="002a6ae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>
      <style:paragraph-properties fo:line-height="150%"/>
      <style:text-properties officeooo:paragraph-rsid="002a6aed"/>
    </style:style>
    <style:style style:name="P11" style:family="paragraph" style:parent-style-name="Text_20_body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2">
      <style:text-properties fo:font-variant="normal" fo:text-transform="none" fo:color="#222222" style:font-name="Helvetica Neue" fo:font-size="18pt" fo:letter-spacing="normal" fo:font-style="normal" fo:font-weight="bold" officeooo:rsid="002a6aed" officeooo:paragraph-rsid="002a6aed"/>
    </style:style>
    <style:style style:name="T1" style:family="text">
      <style:text-properties officeooo:rsid="001c27aa"/>
    </style:style>
    <style:style style:name="T2" style:family="text">
      <style:text-properties officeooo:rsid="001d5329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25bebe"/>
    </style:style>
    <style:style style:name="T6" style:family="text">
      <style:text-properties fo:font-variant="normal" fo:text-transform="none" fo:letter-spacing="normal" fo:font-style="normal" officeooo:rsid="00279185"/>
    </style:style>
    <style:style style:name="T7" style:family="text">
      <style:text-properties fo:font-variant="normal" fo:text-transform="none" fo:letter-spacing="normal" fo:font-style="normal" officeooo:rsid="0029e5c5"/>
    </style:style>
    <style:style style:name="T8" style:family="text">
      <style:text-properties fo:font-variant="normal" fo:text-transform="none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font-size="18pt" fo:letter-spacing="normal" fo:font-style="normal" fo:font-weight="bold" style:font-size-asian="18pt" style:font-weight-asian="bold" style:font-size-complex="18pt" style:font-weight-complex="bold"/>
    </style:style>
    <style:style style:name="T10" style:family="text">
      <style:text-properties officeooo:rsid="001ee090"/>
    </style:style>
    <style:style style:name="T11" style:family="text">
      <style:text-properties officeooo:rsid="002142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2e90c"/>
    </style:style>
    <style:style style:name="T14" style:family="text">
      <style:text-properties officeooo:rsid="00233e8b"/>
    </style:style>
    <style:style style:name="T15" style:family="text">
      <style:text-properties officeooo:rsid="00279185"/>
    </style:style>
    <style:style style:name="T16" style:family="text">
      <style:text-properties officeooo:rsid="0029e5c5"/>
    </style:style>
    <style:style style:name="T17" style:family="text">
      <style:text-properties officeooo:rsid="002a6ae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Household Power Consumption Dataset</text:h>
      <text:p text:style-name="P8"/>
      <text:p text:style-name="P9"><text:span text:style-name="T16">GitHub</text:span> link:</text:p>
      <text:p text:style-name="P9"><text:a xlink:type="simple" xlink:href="https://github.com/khalilhanna/project_1260" text:style-name="Internet_20_link" text:visited-style-name="Visited_20_Internet_20_Link">https://github.com/khalilhanna/project_1260</text:a></text:p>
      <text:p text:style-name="P9">Data set links: <text:a xlink:type="simple" xlink:href="https://archive.ics.uci.edu/ml/datasets/individual+household+electric+power+consumption" text:style-name="Internet_20_link" text:visited-style-name="Visited_20_Internet_20_Link">https://archive.ics.uci.edu/ml/datasets/individual+household+electric+power+consumption</text:a></text:p>
      <text:p text:style-name="P9"/>
      <text:p text:style-name="P11"><text:span text:style-name="T17">Dataset overview</text:span>:</text:p>
      <text:p text:style-name="P9">This <text:span text:style-name="T16">dataset</text:span> contains 2075259 measurements gathered in a house located in Sceaux (7km of Paris, France) between December 2006 and November 2010 (47 months).<text:line-break/></text:p>
      <text:p text:style-name="P11"><text:span text:style-name="T17">Features</text:span> Information:</text:p>
      <text:p text:style-name="P9">1.<text:span text:style-name="T12">date</text:span>: Date in format dd/mm/yyyy<text:line-break/>2.<text:span text:style-name="T12">time</text:span>: time in format hh:mm:ss<text:line-break/>3.<text:span text:style-name="T12">global_active_power</text:span>: household global minute-averaged active power (in kilowatt)<text:line-break/>4.<text:span text:style-name="T12">global_reactive_power</text:span>: household global minute-averaged reactive power (in kilowatt)<text:line-break/>5.<text:span text:style-name="T12">voltage</text:span>: minute-averaged voltage (in volt)<text:line-break/>6.<text:span text:style-name="T12">global_intensity</text:span>: household global minute-averaged current intensity (in ampere)<text:line-break/>7.<text:span text:style-name="T12">sub_metering_1</text:span>: energy sub-metering No. 1 (in watt-hour of active energy). It corresponds to the kitchen, containing mainly a dishwasher, an oven and a microwave (hot plates are not electric but gas powered).<text:line-break/>8.<text:span text:style-name="T12">sub_metering_2</text:span>: energy sub-metering No. 2 (in watt-hour of active energy). It corresponds to the laundry room, containing a washing-machine, a tumble-drier, a refrigerator and a light.<text:line-break/>9.s<text:span text:style-name="T12">ub_metering_3</text:span>: energy sub-metering No. 3 (in watt-hour of active energy). It corresponds to an electric water-heater and an air-conditioner.</text:p>
      <text:p text:style-name="P7"/>
      <text:p text:style-name="P4"/>
      <text:p text:style-name="P10"><text:soft-page-break/><text:span text:style-name="T9">Notes:</text:span><text:span text:style-name="T3"><text:line-break/>1.(global_active_power*1000/60 - sub_metering_1 - sub_metering_2 - sub_metering_3) represents the active energy consumed every minute (in watt hour) in the household by electrical equipment not measured in sub-meterin</text:span><text:span text:style-name="T7">gs</text:span><text:span text:style-name="T3"> 1, 2 and 3.</text:span></text:p>
      <text:p text:style-name="P10"><text:span text:style-name="T3"><text:line-break/>2.The da</text:span><text:span text:style-name="T7">taset</text:span><text:span text:style-name="T3"> contains some missing values in the measurements (nearly 1,25% of the rows). All calendar timestamps are present in the d</text:span><text:span text:style-name="T7">ataset</text:span><text:span text:style-name="T3"> but for some timestamps, the measurement values are missing: a missing value is represented by the absence of value between two consecutive semi-colon attribute separators. For instance, the dat</text:span><text:span text:style-name="T7">aset</text:span><text:span text:style-name="T3"> shows missing values on April 28, 200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Helvetica Neue" svg:font-family="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8:02:34.725374830</meta:creation-date>
    <dc:date>2019-03-08T23:11:04.447207686</dc:date>
    <meta:editing-duration>PT28M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245" meta:character-count="1912" meta:non-whitespace-character-count="1675"/>
  </office:meta>
</office:document-meta>
</file>